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e888" officeooo:paragraph-rsid="0012e888"/>
    </style:style>
    <style:style style:name="P2" style:family="paragraph" style:parent-style-name="Standard">
      <style:text-properties officeooo:rsid="0012e888" officeooo:paragraph-rsid="0012e888"/>
    </style:style>
    <style:style style:name="P3" style:family="paragraph" style:parent-style-name="Standard">
      <style:text-properties officeooo:rsid="0012e888" officeooo:paragraph-rsid="0014fd1b"/>
    </style:style>
    <style:style style:name="P4" style:family="paragraph" style:parent-style-name="Standard" style:list-style-name="L4">
      <style:text-properties officeooo:rsid="0012e888" officeooo:paragraph-rsid="0014fd1b"/>
    </style:style>
    <style:style style:name="P5" style:family="paragraph" style:parent-style-name="Standard">
      <style:text-properties officeooo:rsid="0014fd1b" officeooo:paragraph-rsid="0014fd1b"/>
    </style:style>
    <style:style style:name="P6" style:family="paragraph" style:parent-style-name="Standard" style:list-style-name="L1">
      <style:text-properties officeooo:rsid="0014fd1b" officeooo:paragraph-rsid="0014fd1b"/>
    </style:style>
    <style:style style:name="P7" style:family="paragraph" style:parent-style-name="Standard">
      <style:text-properties fo:font-weight="bold" officeooo:rsid="0014fd1b" officeooo:paragraph-rsid="0014fd1b" style:font-weight-asian="bold" style:font-weight-complex="bold"/>
    </style:style>
    <style:style style:name="P8" style:family="paragraph" style:parent-style-name="Standard">
      <style:text-properties fo:font-weight="bold" officeooo:rsid="0012e888" officeooo:paragraph-rsid="0014fd1b" style:font-weight-asian="bold" style:font-weight-complex="bold"/>
    </style:style>
    <style:style style:name="P9" style:family="paragraph" style:parent-style-name="Standard">
      <style:text-properties fo:font-style="italic" officeooo:rsid="0012e888" officeooo:paragraph-rsid="0012e888" style:font-style-asian="italic" style:font-style-complex="italic"/>
    </style:style>
    <style:style style:name="P10" style:family="paragraph" style:parent-style-name="Standard">
      <style:text-properties fo:font-style="italic" officeooo:rsid="0014fd1b" officeooo:paragraph-rsid="0014fd1b" style:font-style-asian="italic" style:font-style-complex="italic"/>
    </style:style>
    <style:style style:name="P11" style:family="paragraph" style:parent-style-name="Standard" style:list-style-name="L1">
      <style:text-properties officeooo:paragraph-rsid="0014fd1b"/>
    </style:style>
    <style:style style:name="P12" style:family="paragraph" style:parent-style-name="Standard" style:list-style-name="L4">
      <style:text-properties fo:font-weight="normal" officeooo:rsid="0012e888" officeooo:paragraph-rsid="0014fd1b" style:font-weight-asian="normal" style:font-weight-complex="normal"/>
    </style:style>
    <style:style style:name="P13" style:family="paragraph" style:parent-style-name="Standard">
      <style:text-properties fo:font-weight="normal" officeooo:rsid="0014fd1b" officeooo:paragraph-rsid="0014fd1b" style:font-weight-asian="normal" style:font-weight-complex="normal"/>
    </style:style>
    <style:style style:name="P14" style:family="paragraph" style:parent-style-name="Standard">
      <style:text-properties officeooo:paragraph-rsid="0014fd1b"/>
    </style:style>
    <style:style style:name="P15" style:family="paragraph" style:parent-style-name="Standard" style:list-style-name="L5">
      <style:text-properties officeooo:paragraph-rsid="0014fd1b"/>
    </style:style>
    <style:style style:name="P16" style:family="paragraph" style:parent-style-name="Standard">
      <style:text-properties fo:color="#ce181e" officeooo:rsid="0012e888" officeooo:paragraph-rsid="0012e888"/>
    </style:style>
    <style:style style:name="P17" style:family="paragraph" style:parent-style-name="Standard" style:list-style-name="L2">
      <style:text-properties fo:color="#ce181e" officeooo:paragraph-rsid="0012e888"/>
    </style:style>
    <style:style style:name="P18" style:family="paragraph" style:parent-style-name="Standard">
      <style:text-properties fo:color="#ce181e" officeooo:rsid="0014fd1b" officeooo:paragraph-rsid="0014fd1b"/>
    </style:style>
    <style:style style:name="P19" style:family="paragraph" style:parent-style-name="Standard" style:list-style-name="L6">
      <style:text-properties fo:font-style="normal" officeooo:rsid="0014fd1b" officeooo:paragraph-rsid="0014fd1b" style:font-style-asian="normal" style:font-style-complex="normal"/>
    </style:style>
    <style:style style:name="P20" style:family="paragraph" style:parent-style-name="Standard" style:list-style-name="L7">
      <style:text-properties fo:font-style="normal" officeooo:rsid="0014fd1b" officeooo:paragraph-rsid="0014fd1b" style:font-style-asian="normal" style:font-style-complex="normal"/>
    </style:style>
    <style:style style:name="P21" style:family="paragraph" style:parent-style-name="Standard">
      <style:text-properties fo:font-style="normal" officeooo:rsid="0014fd1b" officeooo:paragraph-rsid="0014fd1b" style:font-style-asian="normal" style:font-style-complex="normal"/>
    </style:style>
    <style:style style:name="P22" style:family="paragraph" style:parent-style-name="Standard" style:list-style-name="L8">
      <style:text-properties fo:font-style="normal" officeooo:rsid="0014fd1b" officeooo:paragraph-rsid="0014fd1b" style:font-style-asian="normal" style:font-style-complex="normal"/>
    </style:style>
    <style:style style:name="T1" style:family="text">
      <style:text-properties officeooo:rsid="00131af9"/>
    </style:style>
    <style:style style:name="T2" style:family="text">
      <style:text-properties officeooo:rsid="0014fd1b"/>
    </style:style>
    <style:style style:name="T3" style:family="text">
      <style:text-properties officeooo:rsid="0012e88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officeooo:rsid="0012e888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r Guide</text:p>
      <text:p text:style-name="P7"/>
      <text:p text:style-name="P13">(Secondo me la cosa più chiara a livello logico è fare una guida sulle cose da fare per collegarsi e far funzionare il robot e una relazione dove si possono discutere in maniera più teorica l’implementazione legata a ROS)</text:p>
      <text:p text:style-name="P13"/>
      <text:p text:style-name="P7"/>
      <text:p text:style-name="P7">Virtual Machine settings (if necessary)</text:p>
      <text:p text:style-name="P7"/>
      <text:list xml:id="list1207414480" text:style-name="L4">
        <text:list-item>
          <text:p text:style-name="P12">sulla macchina virtuale (da spenta) aggiungere una nuova scheda di rete (scheda con bridge) e aggiungere nome adattatore</text:p>
        </text:list-item>
      </text:list>
      <text:p text:style-name="P7"/>
      <text:list xml:id="list135940544816787" text:continue-numbering="true" text:style-name="L4">
        <text:list-item>
          <text:p text:style-name="P4">da linux in alto a dx rete → impostazioni → ethernet → ipv4 → aggiungere IP e maschera sottorete: <text:span text:style-name="T4">169.254.77.210 <text:s text:c="2"/>255.255.0.0</text:span></text:p>
        </text:list-item>
      </text:list>
      <text:p text:style-name="P8"/>
      <text:p text:style-name="P7">On Linux (Ubuntu 18.06 version)</text:p>
      <text:p text:style-name="P5"/>
      <text:p text:style-name="P9">Install ros 1 Melodic (versione full)</text:p>
      <text:p text:style-name="P1"/>
      <text:list xml:id="list798258162" text:style-name="L1">
        <text:list-item>
          <text:p text:style-name="P11"><text:span text:style-name="T2">(add here link or where to find all the steps)</text:span></text:p>
        </text:list-item>
        <text:list-item>
          <text:p text:style-name="P6">cerchiamo di spiegare il più possibile</text:p>
        </text:list-item>
      </text:list>
      <text:p text:style-name="P1"/>
      <text:p text:style-name="P9">installare driver moveit <text:span text:style-name="T2">(se dovessero mancare una volta installata la versione full)</text:span></text:p>
      <text:p text:style-name="P9"/>
      <text:list xml:id="list3649937598" text:style-name="L2">
        <text:list-item>
          <text:p text:style-name="P17"><text:span text:style-name="T3">sudo apt install ros-melodic-moveit</text:span></text:p>
        </text:list-item>
      </text:list>
      <text:p text:style-name="P1"/>
      <text:p text:style-name="P1"/>
      <text:p text:style-name="P14"><text:span text:style-name="T5">preparare il file .bashrc</text:span><text:span text:style-name="T3"> :</text:span></text:p>
      <text:p text:style-name="P14"/>
      <text:list xml:id="list898230489" text:style-name="L5">
        <text:list-item>
          <text:p text:style-name="P15"><text:span text:style-name="T3">(home → show hidden files) per lanciare roscore, roslaunch, ecc da terminale senza specificare ogni volta i percorsi.</text:span></text:p>
        </text:list-item>
      </text:list>
      <text:p text:style-name="P1"/>
      <text:p text:style-name="P1"/>
      <text:p text:style-name="P16">source /opt/ros/melodic/setup.bash</text:p>
      <text:p text:style-name="P16"/>
      <text:p text:style-name="P16">#to run with ros launch</text:p>
      <text:p text:style-name="P16">source /home/giacomo/Desktop/ROS_driver_tm5_900-main/devel/setup.bash</text:p>
      <text:p text:style-name="P18"/>
      <text:p text:style-name="P3"/>
      <text:p text:style-name="P1"/>
      <text:p text:style-name="P7">On TM5_900</text:p>
      <text:p text:style-name="P1"/>
      <text:p text:style-name="P10">Hardware settings:</text:p>
      <text:list xml:id="list1800983925" text:style-name="L6">
        <text:list-item>
          <text:p text:style-name="P19">specificare quello che può essere comodo e se ci sono incongruenze con la guida di github</text:p>
        </text:list-item>
      </text:list>
      <text:p text:style-name="P10"/>
      <text:p text:style-name="P5"/>
      <text:p text:style-name="P10">General settings (outside the Tmflow project):</text:p>
      <text:list xml:id="list154393382" text:style-name="L7">
        <text:list-item>
          <text:p text:style-name="P20">aggiungiamo qui i passaggi della guida in più quello di diverso che avete fatto (se c’è qualcosa di diverso)</text:p>
        </text:list-item>
      </text:list>
      <text:p text:style-name="P21"/>
      <text:p text:style-name="P10">Tmflow settings:</text:p>
      <text:list xml:id="list3844760074" text:style-name="L8">
        <text:list-item>
          <text:p text:style-name="P22">Creare progetto, nodo listen, parametri dei blocchi, ecc</text:p>
        </text:list-item>
      </text:list>
      <text:p text:style-name="P1"><text:soft-page-break/><text:s/></text:p>
      <text:p text:style-name="P7">On ROS</text:p>
      <text:p text:style-name="P1"/>
      <text:p text:style-name="P5">qui metterei tutte le particolarità relative a eventuali codici o altro.</text:p>
      <text:p text:style-name="P5">Tipo la possibilità di utilizzare funzioni a basso livello per muovere il robot o moveit</text:p>
      <text:p text:style-name="P5">Ad esempio :</text:p>
      <text:p text:style-name="P3">% <text:span text:style-name="T1">percorso per settare nuove posizioni di goal su moveit</text:span></text:p>
      <text:p text:style-name="P3">/home/giacomo/Desktop/ROS_driver_tm5_900-main/src/tm5_900_moveit_conf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1:59:52.148326166</meta:creation-date>
    <dc:date>2021-11-10T13:59:39.456306069</dc:date>
    <meta:editing-duration>PT1H49M3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266" meta:character-count="1716" meta:non-whitespace-character-count="1485"/>
  </office:meta>
</office:document-meta>
</file>